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99in" style:page-number="auto"/>
      <style:text-properties fo:font-size="7.5pt" style:font-size-asian="7.5pt" style:font-size-complex="7.5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165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72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98in" style:type="right"/>
        </style:tab-stops>
      </style:paragraph-properties>
    </style:style>
    <style:style style:name="P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9" style:family="paragraph" style:parent-style-name="Body_20_text_20__28_5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322in"/>
        </style:tab-stops>
      </style:paragraph-properties>
    </style:style>
    <style:style style:name="P10" style:family="paragraph" style:parent-style-name="Body_20_text_20__28_6_29_" style:master-page-name="">
      <style:paragraph-properties fo:margin-left="0in" fo:margin-right="0in" fo:margin-top="0in" fo:margin-bottom="0in" loext:contextual-spacing="false" fo:line-height="0.0866in" fo:text-align="end"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tab-stops>
          <style:tab-stop style:position="1.8819in"/>
        </style:tab-stops>
      </style:paragraph-properties>
    </style:style>
    <style:style style:name="P13" style:family="paragraph" style:parent-style-name="Body_20_text_20__28_6_29_" style:master-page-name="">
      <style:paragraph-properties fo:margin-left="0in" fo:margin-right="0in" fo:margin-top="0in" fo:margin-bottom="0in" loext:contextual-spacing="false" fo:line-height="0.0866in" fo:text-align="justify" style:justify-single-word="false" fo:text-indent="0.139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2917in" style:auto-text-indent="false" style:page-number="auto"/>
    </style:style>
    <style:style style:name="P15"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16" style:family="paragraph" style:parent-style-name="Body_20_text_20__28_2_29_" style:master-page-name="">
      <style:paragraph-properties fo:margin-left="0.528in" fo:margin-right="0in" fo:margin-top="0in" fo:margin-bottom="0in" loext:contextual-spacing="false" fo:line-height="0.1299in" fo:text-align="start" style:justify-single-word="false" fo:text-indent="-0.222in" style:auto-text-indent="false" style:page-number="auto"/>
    </style:style>
    <style:style style:name="P17" style:family="paragraph" style:parent-style-name="Body_20_text_20__28_8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18" style:family="paragraph" style:parent-style-name="Body_20_text_20__28_6_29_" style:master-page-name="">
      <style:paragraph-properties fo:margin-left="0in" fo:margin-right="0in" fo:margin-top="0in" fo:margin-bottom="0in" loext:contextual-spacing="false" fo:line-height="0.0866in" fo:text-align="start" style:justify-single-word="false" fo:text-indent="0.1665in" style:auto-text-indent="false" style:page-number="auto"/>
    </style:style>
    <style:style style:name="P19" style:family="paragraph" style:parent-style-name="Body_20_text_20__28_5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20" style:family="paragraph" style:parent-style-name="Body_20_text_20__28_2_29_" style:master-page-name="">
      <style:paragraph-properties fo:margin-left="0.528in" fo:margin-right="0in" fo:margin-top="0in" fo:margin-bottom="0in" loext:contextual-spacing="false" fo:line-height="0.1299in" fo:text-align="start" style:justify-single-word="false" fo:text-indent="-0.111in" style:auto-text-indent="false" style:page-number="auto"/>
    </style:style>
    <style:style style:name="P21" style:family="paragraph" style:parent-style-name="Body_20_text_20__28_2_29_" style:master-page-name="">
      <style:paragraph-properties fo:margin-left="0.528in" fo:margin-right="0in" fo:margin-top="0in" fo:margin-bottom="0.0862in" loext:contextual-spacing="false" fo:line-height="0.1366in" fo:text-align="start" style:justify-single-word="false" fo:text-indent="-0.111in" style:auto-text-indent="false" style:page-number="auto"/>
    </style:style>
    <style:style style:name="P22"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23" style:family="paragraph" style:parent-style-name="Body_20_text_20__28_2_29_" style:master-page-name="">
      <style:paragraph-properties fo:margin-left="0.361in" fo:margin-right="0.1807in" fo:margin-top="0in" fo:margin-bottom="0in" loext:contextual-spacing="false" fo:text-align="justify" style:justify-single-word="false" fo:text-indent="-0.222in" style:auto-text-indent="false" style:page-number="auto"/>
    </style:style>
    <style:style style:name="P24" style:family="paragraph" style:parent-style-name="Body_20_text_20__28_8_29_" style:master-page-name="">
      <style:paragraph-properties fo:margin-left="0.361in" fo:margin-right="0.1807in" fo:margin-top="0in" fo:margin-bottom="0in" loext:contextual-spacing="false" fo:line-height="0.1272in" fo:text-align="justify" style:justify-single-word="false" fo:text-indent="-0.222in" style:auto-text-indent="false" style:page-number="auto"/>
    </style:style>
    <style:style style:name="P25" style:family="paragraph" style:parent-style-name="Body_20_text_20__28_2_29_" style:master-page-name="">
      <style:paragraph-properties fo:margin-left="0.361in" fo:margin-right="0in" fo:margin-top="0in" fo:margin-bottom="0in" loext:contextual-spacing="false" fo:text-align="start" style:justify-single-word="false" fo:text-indent="0in" style:auto-text-indent="false" style:page-number="auto"/>
    </style:style>
    <style:style style:name="P26" style:family="paragraph" style:parent-style-name="Body_20_text_20__28_2_29_" style:master-page-name="">
      <style:paragraph-properties fo:margin-left="0.528in" fo:margin-right="0in" fo:margin-top="0in" fo:margin-bottom="0in" loext:contextual-spacing="false" fo:line-height="0.1299in" fo:text-align="start" style:justify-single-word="false" fo:text-indent="0in" style:auto-text-indent="false" style:page-number="auto"/>
    </style:style>
    <style:style style:name="P27" style:family="paragraph" style:parent-style-name="Body_20_text_20__28_6_29_" style:master-page-name="">
      <style:paragraph-properties fo:margin-left="0in" fo:margin-right="0in" fo:margin-top="0in" fo:margin-bottom="0in" loext:contextual-spacing="false" fo:line-height="0.0866in" fo:text-align="start" style:justify-single-word="false" fo:text-indent="0.1945in" style:auto-text-indent="false" style:page-number="auto"/>
    </style:style>
    <style:style style:name="P28" style:family="paragraph" style:parent-style-name="Body_20_text_20__28_6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0" style:family="paragraph" style:parent-style-name="Body_20_text_20__28_6_29_" style:master-page-name="">
      <style:paragraph-properties fo:margin-left="0in" fo:margin-right="0in" fo:margin-top="0in" fo:margin-bottom="0in" loext:contextual-spacing="false" fo:line-height="0.0866in" fo:text-align="start" style:justify-single-word="false" fo:text-indent="0.1528in" style:auto-text-indent="false" style:page-number="auto"/>
    </style:style>
    <style:style style:name="P31" style:family="paragraph" style:parent-style-name="Body_20_text_20__28_2_29_" style:master-page-name="">
      <style:paragraph-properties fo:margin-left="0.1945in" fo:margin-right="0in" fo:margin-top="0in" fo:margin-bottom="0in" loext:contextual-spacing="false" fo:line-height="0.1299in" fo:text-align="start" style:justify-single-word="false" fo:text-indent="0.1665in" style:auto-text-indent="false" style:page-number="auto"/>
    </style:style>
    <style:style style:name="P32" style:family="paragraph" style:parent-style-name="Body_20_text_20__28_2_29_" style:master-page-name="">
      <style:paragraph-properties fo:margin-left="0.528in" fo:margin-right="0in" fo:margin-top="0in" fo:margin-bottom="0in" loext:contextual-spacing="false" fo:line-height="0.1366in" fo:text-align="start" style:justify-single-word="false" fo:text-indent="-0.528in" style:auto-text-indent="false" style:page-number="auto">
        <style:tab-stops>
          <style:tab-stop style:position="-0.3154in"/>
        </style:tab-stops>
      </style:paragraph-properties>
    </style:style>
    <style:style style:name="P33" style:family="paragraph" style:parent-style-name="Body_20_text_20__28_5_29_" style:master-page-name="">
      <style:paragraph-properties fo:margin-left="0in" fo:margin-right="0in" fo:margin-top="0in" fo:margin-bottom="0in" loext:contextual-spacing="false" fo:text-align="start" style:justify-single-word="false" fo:text-indent="0.4165in" style:auto-text-indent="false" style:page-number="auto"/>
    </style:style>
    <style:style style:name="P34"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35" style:family="paragraph" style:parent-style-name="Body_20_text_20__28_5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in"/>
        </style:tab-stops>
      </style:paragraph-properties>
    </style:style>
    <style:style style:name="P36" style:family="paragraph" style:parent-style-name="Body_20_text_20__28_5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08in"/>
        </style:tab-stops>
      </style:paragraph-properties>
    </style:style>
    <style:style style:name="P37" style:family="paragraph" style:parent-style-name="Body_20_text_20__28_5_29_" style:master-page-name="PageStyle2">
      <style:paragraph-properties fo:margin-left="0.1945in" fo:margin-right="0in" fo:margin-top="0in" fo:margin-bottom="0in" loext:contextual-spacing="false" fo:text-align="justify" style:justify-single-word="false" fo:text-indent="0in" style:auto-text-indent="false" style:page-number="289"/>
    </style:style>
    <style:style style:name="P38"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9" style:family="paragraph" style:parent-style-name="Body_20_text_20__28_5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84in"/>
        </style:tab-stops>
      </style:paragraph-properties>
    </style:style>
    <style:style style:name="P40" style:family="paragraph" style:parent-style-name="Body_20_text_20__28_5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45in"/>
        </style:tab-stops>
      </style:paragraph-properties>
    </style:style>
    <style:style style:name="P41" style:family="paragraph" style:parent-style-name="Body_20_text_20__28_5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42" style:family="paragraph" style:parent-style-name="Body_20_text_20__28_8_29_" style:master-page-name="PageStyle4">
      <style:paragraph-properties fo:margin-left="0.1807in" fo:margin-right="0in" fo:margin-top="0in" fo:margin-bottom="0in" loext:contextual-spacing="false" fo:line-height="0.1272in" fo:text-align="justify" style:justify-single-word="false" fo:text-indent="0in" style:auto-text-indent="false" style:page-number="291"/>
    </style:style>
    <style:style style:name="P43" style:family="paragraph" style:parent-style-name="Body_20_text_20__28_3_29_" style:master-page-name="PageStyle0">
      <style:paragraph-properties fo:margin-left="0.0835in" fo:margin-right="0in" fo:margin-top="0in" fo:margin-bottom="0.0417in" loext:contextual-spacing="false" fo:line-height="0.1181in" fo:text-indent="0in" style:auto-text-indent="false" style:page-number="1"/>
    </style:style>
    <style:style style:name="P44" style:family="paragraph" style:parent-style-name="Heading_20__23_1" style:master-page-name="">
      <style:paragraph-properties fo:margin-left="0.0835in" fo:margin-right="0in" fo:margin-top="0in" fo:margin-bottom="0in" loext:contextual-spacing="false" fo:line-height="0.1807in" fo:keep-together="always" fo:text-indent="0in" style:auto-text-indent="false" style:page-number="auto" fo:keep-with-next="always"/>
    </style:style>
    <style:style style:name="P45"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4"/>
    </style:style>
    <style:style style:name="P46" style:family="paragraph" style:parent-style-name="Body_20_text_20__28_2_29_" style:master-page-name="PageStyle3">
      <style:paragraph-properties fo:margin-left="0.1945in" fo:margin-right="0in" fo:margin-top="0in" fo:margin-bottom="0in" loext:contextual-spacing="false" fo:line-height="0.1299in" fo:text-align="justify" style:justify-single-word="false" fo:text-indent="0in" style:auto-text-indent="false" style:page-number="4"/>
    </style:style>
    <style:style style:name="P4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48"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49"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50"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51" style:family="paragraph" style:parent-style-name="Body_20_text_20__28_2_29_" style:list-style-name="L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72in"/>
        </style:tab-stops>
      </style:paragraph-properties>
    </style:style>
    <style:style style:name="P52" style:family="paragraph" style:parent-style-name="Body_20_text_20__28_2_29_" style:list-style-name="L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02in"/>
        </style:tab-stops>
      </style:paragraph-properties>
    </style:style>
    <style:style style:name="P53" style:family="paragraph" style:parent-style-name="Body_20_text_20__28_2_29_" style:list-style-name="L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89in"/>
        </style:tab-stops>
      </style:paragraph-properties>
    </style:style>
    <style:style style:name="P54" style:family="paragraph" style:parent-style-name="Body_20_text_20__28_2_29_" style:list-style-name="L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89in"/>
        </style:tab-stops>
      </style:paragraph-properties>
    </style:style>
    <style:style style:name="P55" style:family="paragraph" style:parent-style-name="Body_20_text_20__28_2_29_" style:list-style-name="L3"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189in"/>
        </style:tab-stops>
      </style:paragraph-properties>
    </style:style>
    <style:style style:name="P56" style:family="paragraph" style:parent-style-name="Body_20_text_20__28_2_29_" style:list-style-name="L3" style:master-page-name="">
      <style:paragraph-properties fo:margin-left="0.1945in" fo:margin-right="0in" fo:margin-top="0in" fo:margin-bottom="0.0717in" loext:contextual-spacing="false" fo:text-align="justify" style:justify-single-word="false" fo:text-indent="-0.1945in" style:auto-text-indent="false" style:page-number="auto">
        <style:tab-stops>
          <style:tab-stop style:position="0.0028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28in" style:wrap="parallel"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2181in" fo:margin-right="2.14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181in" fo:margin-right="2.148in" style:editable="false">
        <style:columns fo:column-count="2" fo:column-gap="0.0929in">
          <style:column style:rel-width="32767*" fo:start-indent="0in" fo:end-indent="0.0465in"/>
          <style:column style:rel-width="32768*" fo:start-indent="0.0465in" fo:end-indent="0in"/>
        </style:columns>
      </style:section-properties>
    </style:style>
    <style:style style:name="Sect4" style:family="section">
      <style:section-properties fo:margin-left="2.2299in" fo:margin-right="2.1366in" style:editable="false">
        <style:columns fo:column-count="2" fo:column-gap="0.0874in">
          <style:column style:rel-width="32767*" fo:start-indent="0in" fo:end-indent="0.0437in"/>
          <style:column style:rel-width="32768*" fo:start-indent="0.0437in" fo:end-indent="0in"/>
        </style:columns>
      </style:section-properties>
    </style:style>
    <text:list-style style:name="L1">
      <text:list-level-style-number text:level="1" text:style-name="CharStyle14"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8"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4"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8"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43"><text:span text:style-name="CharStyle4">THE EPISTLE OP</text:span></text:p>
        <text:h text:style-name="P44" text:outline-level="1"><text:bookmark-start text:name="bookmark0"/><text:span text:style-name="CharStyle6">JAMES</text:span><text:bookmark-end text:name="bookmark0"/></text:h>
      </text:section>
      <text:section text:style-name="Sect2" text:name="Section1">
        <text:p text:style-name="P2"/>
        <text:p text:style-name="P1"/>
      </text:section>
      <text:section text:style-name="Sect3" text:name="Section2">
        <text:p text:style-name="P1"><draw:frame draw:style-name="fr2" draw:name="4" text:anchor-type="paragraph" svg:x="4.1811in" svg:y="0.0035in" svg:width="2.1634in" draw:z-index="0"><draw:text-box fo:min-height="6.0516in"><text:p text:style-name="P15"><text:span text:style-name="CharStyle8">he is beguiled and allured by his own desire; then Desire conceives IS and breeds Sin, while Sin ma­tures and gives birth to Death. Make no mistake about this, my 16 beloved brothers: all we are 17 given is good, and all our endow­ments are faultless, descending from above, from the Father of the heavenly lights, who knows no change of rising and setting, who casts no shadow on the earth. It was his own will that 18 we should be born by the Word of the truth, to be a kind of first- fruits among his creatures. Be 19 sure of that,my beloved brothers.</text:span></text:p><text:p text:style-name="P14"><text:span text:style-name="CharStyle8">Let everyone be quick to listen, slow to talk, slow to be angry—for human anger does 20 not promote divine righteous­ness; so clear away all the foul 21 rank growth of malice, and make a soil of humble modesty for the Word which roots itself inwardly with power to save your souls. Act on the Word, 22 instead of merely listening to it and deluding yourselves. For 23 whoever listens and does nothing, is like a man who glances at his natural face in a mirror; he glances at himself, 24 goes off, and at once forgets what he was like. Whereas he 25 who gazes into the faultless law of freedom and remains in that position, proving himself to be no forgetful listener but an ac­tive agent, he will be blessed in his activity. Whoever seems to 26 himself to be religious, and does not bridle his tongue, but de­ceives his own heart, his religion is futile. Pure, unsoiled re- 27 ligion in the judgment of God </text:span><text:span text:style-name="CharStyle9">287</text:span></text:p></draw:text-box></draw:frame></text:p>
        <text:p text:style-name="Body_20_text_20__28_4_29__20__2b__20_DropCap1">1<text:span text:style-name="CharStyle11"><text:tab/>James, a servant of God and the Lord Jesus Christ, to the twelve tribes in the Dispersion: greeting,</text:span></text:p>
        <text:list xml:id="list7638623242359843062" text:style-name="L1">
          <text:list-item>
            <text:p text:style-name="P35"><text:span text:style-name="CharStyle14"><text:tab/>Greet it as pure joy, my brothers, when you encounter </text:span><text:span text:style-name="CharStyle15">3</text:span><text:span text:style-name="CharStyle14"> any sort of trial, sure that the sterling temper of your faith </text:span><text:span text:style-name="CharStyle16">4</text:span><text:span text:style-name="CharStyle14"> produces endurance; only, let your endurance be a finished product, so that you may be fin­ished and complete, with never a defect.</text:span></text:p>
          </text:list-item>
        </text:list>
        <text:p text:style-name="P9"><text:span text:style-name="CharStyle14">S<text:tab/>Whoever of you is defective in wisdom, let him ask God who gives to all men without question or reproach, and the gift will be </text:span><text:span text:style-name="CharStyle16">6</text:span><text:span text:style-name="CharStyle14"> his. Only, let him ask in faith, with never a doubt; for the doubtful man is like surge of the sea whirled and swayed by the </text:span><text:span text:style-name="CharStyle16">7</text:span><text:span text:style-name="CharStyle14"> wind; that man need not imagine he will get anything from the </text:span><text:span text:style-name="CharStyle16">8</text:span><text:span text:style-name="CharStyle14"> Lord, double-minded creature that he is, wavering at every 9 turn! Let a brother of low position exult when he is raised; but let one who is rich exult in io being lowered; for the rich will pass away </text:span><text:span text:style-name="CharStyle17">like the flower of the </text:span><text:span text:style-name="CharStyle14">ii </text:span><text:span text:style-name="CharStyle17">grass</text:span><text:span text:style-name="CharStyle14">—up comes the sun with the scorching wind and </text:span><text:span text:style-name="CharStyle17">withers the grass, its flower drops of, </text:span><text:span text:style-name="CharStyle14">and the splendour of it is ruined: so shall the rich fade away amid their pursuits.</text:span></text:p>
        <text:list xml:id="list4972748632209853417" text:style-name="L2">
          <text:list-item>
            <text:p text:style-name="P36"><text:span text:style-name="CharStyle14"><text:tab/></text:span><text:span text:style-name="CharStyle17">Blessed</text:span><text:span text:style-name="CharStyle14"> is </text:span><text:span text:style-name="CharStyle17">he who endures</text:span><text:span text:style-name="CharStyle14"> under trial; for when he has stood the test, he will gain the crown of life which is promised to all who 13 love Him. Let no one who is tried by temptation say, ‘My temptation comes from God’; God is incapable of being tempted by evil and he tempts 14 no one. Everyone is tempted as</text:span></text:p>
          </text:list-item>
        </text:list>
      </text:section>
      <text:section text:style-name="Sect4" text:name="Section3">
        <text:p text:style-name="P45"><text:span text:style-name="CharStyle18">the Father means this: to care for * orphans and widows in their trouble, and to keep oneself from the stain of the world.</text:span></text:p>
        <text:p text:style-name="P8"><text:span text:style-name="CharStyle18">My brothers, as you believe in our Lord Jesus Christ, who is the Glory, pay no servile re-</text:span></text:p>
        <text:list xml:id="list2939642693230131610" text:style-name="L3">
          <text:list-item>
            <text:p text:style-name="P47"><text:span text:style-name="CharStyle18"><text:tab/>gard to people. Suppose there comes into your meeting a man who wears gold rings and hand­some clothes, and also a poor</text:span></text:p>
          </text:list-item>
          <text:list-item>
            <text:p text:style-name="P47"><text:span text:style-name="CharStyle18"><text:tab/>man in dirty clothes; if you at­tend to the wearer of the hand­some clothes and say to him, “Sit here, this is a good place,” and tell the poor man, “You can stand,” or “Sit there t at my</text:span></text:p>
          </text:list-item>
          <text:list-item>
            <text:p text:style-name="P47"><text:span text:style-name="CharStyle18"><text:tab/>feet,” are you not drawing dis­tinctions in your own minds and proving that you judge people</text:span></text:p>
          </text:list-item>
          <text:list-item>
            <text:p text:style-name="P47"><text:span text:style-name="CharStyle18"><text:tab/>with partiality? Listen, my be­loved brothers; has not God chosen the poor of this world to be rich in faith and to inherit the realm which he has promised</text:span></text:p>
          </text:list-item>
          <text:list-item>
            <text:p text:style-name="P47"><text:span text:style-name="CharStyle18"><text:tab/>to those who love him? Now you insult the poor. Is it not the rich who lord it over you</text:span></text:p>
          </text:list-item>
          <text:list-item>
            <text:p text:style-name="P47"><text:span text:style-name="CharStyle18"><text:tab/>and drag you to court? Is it not they who scoff at the noble</text:span></text:p>
          </text:list-item>
          <text:list-item>
            <text:p text:style-name="P47"><text:span text:style-name="CharStyle18"><text:tab/>Name you bear? If you really fulfil the royal law laid down by scripture, </text:span><text:span text:style-name="CharStyle23">You must love your neighbour as yourself,</text:span><text:span text:style-name="CharStyle18"> well and</text:span></text:p>
          </text:list-item>
          <text:list-item>
            <text:p text:style-name="P48"><text:span text:style-name="CharStyle18"><text:tab/>good; but if you pay servile re­gard to people, you commit a sin, and the Law convicts you of transgression.</text:span></text:p>
          </text:list-item>
          <text:list-item>
            <text:p text:style-name="P49"><text:span text:style-name="CharStyle18"><text:tab/>For whoever obeys the whole of the Law and only makes a single slip, is guilty of every-</text:span></text:p>
          </text:list-item>
          <text:list-item>
            <text:p text:style-name="P50"><text:span text:style-name="CharStyle18"><text:tab/>thing. He who said, </text:span><text:span text:style-name="CharStyle23">Do not commit adultery,</text:span><text:span text:style-name="CharStyle18"> also said, </text:span><text:span text:style-name="CharStyle23">Do not kill.</text:span><text:span text:style-name="CharStyle18"> Now if you do not commit adultery but if you kill, you have transgressed the Law.</text:span></text:p>
          </text:list-item>
          <text:list-item>
            <text:p text:style-name="P56"><text:span text:style-name="CharStyle18"><text:tab/>Speak, act, as those who are to be judged by the law of free-</text:span></text:p>
          </text:list-item>
        </text:list>
        <text:p text:style-name="P28"><text:span text:style-name="CharStyle25">* As In Matthew xxv. 86, the word im­plies personal service and help, </text:span><text:span text:style-name="CharStyle26">t </text:span><text:span text:style-name="CharStyle25">Reading xdftov £xew </text:span><text:span text:style-name="CharStyle18">dom; for the judgment will be 13 merciless to the man who has shown no mercy—whereas the merciful life will triumph in the face of judgment. * Do not </text:span><text:span text:style-name="CharStyle22">1</text:span><text:span text:style-name="CharStyle18">1 defame one another, brothers; he who defames or judges his brother defames and judges the Law; and if you judge the Law, you pass sentence on it instead of obeying it. One alone is the </text:span><text:span text:style-name="CharStyle22">13 </text:span><text:span text:style-name="CharStyle18">legislator, who passes sentence; it is He who is able to save and to destroy; who are you, to judge your neighbour?</text:span></text:p>
        <text:p text:style-name="P29"><text:span text:style-name="CharStyle18">My brothers, what is the use 14 of anyone declaring that he has faith, if he has no deeds to show? Can that faith of his save him? Suppose some brother or sister is 15 ill-clad and short of daily food; if any of you tells them, “Depart 16 in peace! Get warm, get food,” without supplying their bodily needs, what use is that? So 17 faith, unless it has deeds, is dead in itself. Someone will object, ‘And you claim to have faith!’ Yes, and I claim to have deeds 18 as well; you show me your faith without any deeds, and I will show you by my deeds what faith is! You believe in one 19 God? Well and good. So do the devils, and they shudder. But 20 will you understand, you sense­less fellow, that faith without deeds is dead?</text:span></text:p>
        <text:p text:style-name="P29"><text:span text:style-name="CharStyle18">When our father </text:span><text:span text:style-name="CharStyle23">Abraham of-</text:span><text:span text:style-name="CharStyle18"> 21 </text:span><text:span text:style-name="CharStyle23">fered his son Isaac on the altar, </text:span><text:span text:style-name="CharStyle18">was he not justified by what he did? In his case, you see, faith 22 co-operated with deeds, faith was completed by deeds, and 23 the scripture was fulfilled: </text:span><text:span text:style-name="CharStyle23">Abra­ham believed God, and this was counted to him as righteousness </text:span><text:span text:style-name="CharStyle18">—he was called </text:span><text:span text:style-name="CharStyle23">God’s friend. </text:span><text:span text:style-name="CharStyle18">You observe, it is by what he 24</text:span></text:p>
        <text:p text:style-name="P30"><text:span text:style-name="CharStyle25">* Restoring 4“-“ to what seems to have been its original place.</text:span></text:p>
      </text:section>
      <text:section text:style-name="Sect4" text:name="Section4">
        <text:p text:style-name="P37"><text:span text:style-name="CharStyle14">does that a man is justified, not simply by what he believes.</text:span></text:p>
        <text:list xml:id="list1749709282449805909" text:style-name="L4">
          <text:list-item>
            <text:p text:style-name="P38"><text:span text:style-name="CharStyle14"><text:tab/>So too with Rahab the harlot. Was she not justified by what she did, when she entertained the scouts and got them away by a different road?</text:span></text:p>
          </text:list-item>
          <text:list-item>
            <text:p text:style-name="P39"><text:span text:style-name="CharStyle14"><text:tab/>For as the body without the</text:span></text:p>
          </text:list-item>
        </text:list>
        <text:p text:style-name="P33"><text:span text:style-name="CharStyle14">breath of life is dead, so faith is dead without deeds. 17 Whoever, then, knows what is right to do and does not do it, that is a sin for him.*</text:span></text:p>
        <text:p text:style-name="Body_20_text_20__28_7_29__20__2b__20_DropCap2">3<text:span text:style-name="CharStyle28"> My brothers, do not crowd in to be teachers; remember, we teachers will be judged with spe- 2 cial strictness. We all make many a slip, but whoever avoids slips of speech is a perfect man; he can bridle the whole of the 3 body as well as the tongue. We put bridles into the mouths of horses to make them obey us, and so, you see,! we can move 4 the whole of their bodies. Look at ships too; for all their size and speed under stiff winds, they are turned by a tiny rudder wher­ever the mind of the steersman 5 chooses. So the tongue is a small member of the body, but it can boast of great exploits. What a forest is set ablaze by a little 6 spark of fire! And the tongue is a fire, the tongue proves a very world of mischief among our members, staining the whole of the body and setting fire to the round circle of existence with a </text:span><text:span text:style-name="CharStyle30">7</text:span><text:span text:style-name="CharStyle28"> flame fed by hell. For while every kind of beast and bird, of creeping animals and creatures marine, is tameable and has been 8 tamed by mankind, no man can tame the tongue—plague of dis­order that it is, full of deadly 9 venom! With the tongue we bless the Lord and Father, and</text:span></text:p>
        <text:p text:style-name="P27"><text:span text:style-name="CharStyle25">* This seems likely to have been the original position of </text:span><text:span text:style-name="CharStyle31">4</text:span><text:span text:style-name="CharStyle32"><text:span text:style-name="T1">1T</text:span></text:span><text:span text:style-name="CharStyle32">.</text:span></text:p>
        <text:p text:style-name="P10"><text:span text:style-name="CharStyle25">t Reading the (l8ou), instead of el 88.</text:span></text:p>
        <text:p text:style-name="P7"><text:span text:style-name="CharStyle18">with the tongue we curse men made </text:span><text:span text:style-name="CharStyle33">in God’s own likeness; </text:span><text:span text:style-name="CharStyle18">blessing and cursing stream from 10 the same lips! My brothers, this ought not to be. Does an fountain pour out fresh water and brackish from the same hole? Can a fig tree, my broth- 12 ers, bear olives? Or a vine, figs?</text:span></text:p>
        <text:p text:style-name="P7"><text:span text:style-name="CharStyle18">No more can salt water yield fresh.</text:span></text:p>
        <text:p text:style-name="P19"><text:span text:style-name="CharStyle14">Who among you is wise and 13 learned? Let him show by his good conduct, with the humble modesty of wisdom, what his deeds are. But if you are cher- 14 ishing bitter jealousy and rivalry in your hearts, do not pride yourselves on that—and be false to the truth. That is not the 15 wisdom which comes down from above, it is an earthly wisdom, unspiritual, devilish; for wher- 16 ever jealousy and rivalry exist, there disorder reigns and every evil. The wisdom from above is 17 first of all pure, then peaceable, forbearing, conciliatory, full of mercy and wholesome fruit, un­ambiguous, straightforward; and 18 the peacemakers who sow in peace reap righteousness.</text:span></text:p>
        <text:p text:style-name="P19"><text:span text:style-name="CharStyle14">Where do conflicts, where </text:span><text:span text:style-name="CharStyle34">a </text:span><text:span text:style-name="CharStyle14">do wrangles come from, in your society? Is it not from these passions of yours that war among your members? You 2 crave, and miss what you want: you envy * and covet, but you cannot acquire: you wrangle and fight—you miss what you want because you do not ask God for it; you do ask and you 3 do not get it, because you ask with the wicked intention of spending it on your pleasures. (Wanton creatures! do you not 4 know that the world’s friendship means enmity to God? Who-</text:span></text:p>
        <text:p text:style-name="P18"><text:span text:style-name="CharStyle25">* Accepting (pfroveire, the conjecture of Erasmus, for the fpovevexe of the MSS.</text:span></text:p>
      </text:section>
      <text:section text:style-name="Sect4" text:name="Section5">
        <text:p text:style-name="P46"><text:span text:style-name="CharStyle18">ever, then, chooses to be the world’s friend, turns enemy to</text:span></text:p>
        <text:list xml:id="list725943856751808547" text:style-name="L5">
          <text:list-item>
            <text:p text:style-name="P51"><text:span text:style-name="CharStyle18"><text:tab/>God, What, do you consider this is an idle word of scripture?— ‘He yearns jealously for the spirit</text:span></text:p>
          </text:list-item>
          <text:list-item>
            <text:p text:style-name="P52"><text:span text:style-name="CharStyle18"><text:tab/>he set within us.’) Yet </text:span><text:span text:style-name="CharStyle23">he gives</text:span><text:span text:style-name="CharStyle18"> grace more and more; thus it is said,</text:span></text:p>
          </text:list-item>
        </text:list>
        <text:p text:style-name="P17"><text:span text:style-name="CharStyle36">The haughty God opposes,</text:span></text:p>
        <text:p text:style-name="P17"><text:span text:style-name="CharStyle36">but to the humble he gives grace.</text:span></text:p>
        <text:list xml:id="list173115040759012" text:continue-numbering="true" text:style-name="L5">
          <text:list-item>
            <text:p text:style-name="P53"><text:span text:style-name="CharStyle18"><text:tab/>Well then, submit yourselves</text:span></text:p>
          </text:list-item>
        </text:list>
        <text:p text:style-name="P26"><text:span text:style-name="CharStyle18">to God;</text:span></text:p>
        <text:p text:style-name="P34"><text:span text:style-name="CharStyle18">resist the devil, and he will fly from you:</text:span></text:p>
        <text:list xml:id="list173115050036697" text:continue-numbering="true" text:style-name="L5">
          <text:list-item>
            <text:p text:style-name="P53"><text:span text:style-name="CharStyle18"><text:tab/>draw near to God,</text:span></text:p>
          </text:list-item>
        </text:list>
        <text:p text:style-name="P20"><text:span text:style-name="CharStyle18">and he will draw near to you.</text:span></text:p>
        <text:p text:style-name="P16"><text:span text:style-name="CharStyle18">Cleanse your hands, you sin­ners,</text:span></text:p>
        <text:p text:style-name="P16"><text:span text:style-name="CharStyle18">and purify your hearts, you double-minded;</text:span></text:p>
        <text:list xml:id="list173115568024919" text:continue-numbering="true" text:style-name="L5">
          <text:list-item>
            <text:p text:style-name="P53"><text:span text:style-name="CharStyle18"><text:tab/>lament and mourn and weep,</text:span></text:p>
          </text:list-item>
        </text:list>
        <text:p text:style-name="P16"><text:span text:style-name="CharStyle18">let your laughter be turned to</text:span></text:p>
        <text:p text:style-name="P26"><text:span text:style-name="CharStyle18">mourning,</text:span></text:p>
        <text:p text:style-name="P16"><text:span text:style-name="CharStyle18">and your joy to depression;</text:span></text:p>
        <text:p text:style-name="P32"><text:span text:style-name="CharStyle18">io<text:tab/>humble yourselves before the Lord,</text:span></text:p>
        <text:p text:style-name="P21"><text:span text:style-name="CharStyle18">and then he will raise you up.</text:span></text:p>
        <text:list xml:id="list172934063334760" text:style-name="L3">
          <text:list-item>
            <text:p text:style-name="P55"><text:span text:style-name="CharStyle18"><text:tab/>Come now, you who say, “To­day or to-morrow we are going to such and such a city; we shall spend a year there, trading and</text:span></text:p>
          </text:list-item>
          <text:list-item>
            <text:p text:style-name="P54"><text:span text:style-name="CharStyle18"><text:tab/>making money”—you who know nothing about to-morrow! For what is your life? You are but a mist, which appears for a little</text:span></text:p>
          </text:list-item>
          <text:list-item>
            <text:p text:style-name="P54"><text:span text:style-name="CharStyle18"><text:tab/>and then vanishes. You ought rather to say, “If the Lord will, we shall live to do this or that.”</text:span></text:p>
          </text:list-item>
          <text:list-item>
            <text:p text:style-name="P54"><text:span text:style-name="CharStyle18"><text:tab/>But here you are, boasting in your proud pretensions! All such boasting is wicked.</text:span></text:p>
          </text:list-item>
        </text:list>
        <text:p text:style-name="P31"><text:span text:style-name="CharStyle18">Come now, you rich men, weep and shriek over your impending miseries!</text:span></text:p>
        <text:p text:style-name="P16"><text:span text:style-name="CharStyle18">You have been storing up</text:span></text:p>
        <text:p text:style-name="P25"><text:span text:style-name="CharStyle18">treasure in the very last days; *</text:span></text:p>
        <text:p text:style-name="P12"><text:span text:style-name="CharStyle18">your wealth lies rotting,<text:tab/>2</text:span></text:p>
        <text:p text:style-name="P22"><text:span text:style-name="CharStyle18">and your clothes are moth- eaten;</text:span></text:p>
        <text:p text:style-name="P22"><text:span text:style-name="CharStyle18">your gold and silver lie rusted 3 over,</text:span></text:p>
        <text:p text:style-name="P22"><text:span text:style-name="CharStyle18">and their rust will be evidence against you,</text:span></text:p>
        <text:p text:style-name="P22"><text:span text:style-name="CharStyle18">it will devour your flesh like fire.</text:span></text:p>
        <text:p text:style-name="P22"><text:span text:style-name="CharStyle18">See, </text:span><text:span text:style-name="CharStyle23">the wages</text:span><text:span text:style-name="CharStyle18"> of which you </text:span><text:span text:style-name="CharStyle22">4 </text:span><text:span text:style-name="CharStyle18">have defrauded the work­men who mowed your fields </text:span><text:span text:style-name="CharStyle23">call out,</text:span></text:p>
        <text:p text:style-name="P24"><text:span text:style-name="CharStyle37">and the cries of the harvesters have </text:span><text:span text:style-name="CharStyle36">reached the ears of the Lord of Hosts.</text:span></text:p>
        <text:p text:style-name="P22"><text:span text:style-name="CharStyle18">You have revelled on earth 5 and plunged into dissipa­tion;</text:span></text:p>
        <text:p text:style-name="P23"><text:span text:style-name="CharStyle18">you have fattened yourselves as for </text:span><text:span text:style-name="CharStyle23">the Day of slaugh­ter;</text:span></text:p>
        <text:p text:style-name="P22"><text:span text:style-name="CharStyle18">you have condemned, you 6 have murdered the right­eous—</text:span><text:span text:style-name="CharStyle23">unresisting.</text:span></text:p>
        <text:p text:style-name="P11"><text:span text:style-name="CharStyle18">Be patient, then, brothers, till 7 the arrival of the Lord. See how the farmer waits for the precious crop of the land, biding his time patiently till he gets </text:span><text:span text:style-name="CharStyle23">the autumn and the spring rains;</text:span><text:span text:style-name="CharStyle18"> have patience yourselves, 8 strengthen your hearts, for the arrival of the Lord is at hand.</text:span></text:p>
        <text:p text:style-name="P7"><text:span text:style-name="CharStyle18">Do not murmur against one an- 9 other, brothers, lest you are judged; look, the Judge is stand­ing at the very door! As an xo example of fortitude and endur­ance, brothers, take the prophets who have spoken in the name of the Lord. See, </text:span><text:span text:style-name="CharStyle23">we call the sted-</text:span><text:span text:style-name="CharStyle18"> 11 </text:span><text:span text:style-name="CharStyle23">fast happy;</text:span><text:span text:style-name="CharStyle18"> you have heard of the stedfastness of Job, and you have seen the end of the Lord with him, seen that </text:span><text:span text:style-name="CharStyle23">the Lord is</text:span></text:p>
        <text:p text:style-name="P13"><text:span text:style-name="CharStyle38">*</text:span><text:span text:style-name="CharStyle25"> Transferring the last clause of ver. 8 to what appears to have been its original position.</text:span></text:p>
      </text:section>
      <text:section text:style-name="Sect4" text:name="Section6">
        <text:p text:style-name="P42"><text:span text:style-name="CharStyle36">very compassionate and piti­ful.</text:span></text:p>
        <text:list xml:id="list8138876838572612822" text:style-name="L6">
          <text:list-item>
            <text:p text:style-name="P40"><text:span text:style-name="CharStyle14"><text:tab/>Above all, my brothers, never swear an oath, either by heaven or by earth or by anything else; let your “yes” be a plain “yes,” your “no” a plain “no,” lest you incur judgment.</text:span></text:p>
          </text:list-item>
          <text:list-item>
            <text:p text:style-name="P40"><text:span text:style-name="CharStyle14"><text:tab/>Is anyone of you in trouble? let him pray. Is anyone thriv-</text:span></text:p>
          </text:list-item>
          <text:list-item>
            <text:p text:style-name="P41"><text:span text:style-name="CharStyle14"><text:tab/>ing? let him sing praise. Is any­one ill? let him summon the presbyters of the church, and let them pray over him, anointing him with oil in the name of the</text:span></text:p>
          </text:list-item>
          <text:list-item>
            <text:p text:style-name="P41"><text:span text:style-name="CharStyle14"><text:tab/>Lord; the prayer of faith will restore the sick man, and the Lord will raise him up; even the sins he has committed will be</text:span></text:p>
          </text:list-item>
          <text:list-item>
            <text:p text:style-name="P41"><text:span text:style-name="CharStyle14"><text:tab/>forgiven him. So confess your</text:span></text:p>
          </text:list-item>
        </text:list>
        <text:p text:style-name="P7"><text:span text:style-name="CharStyle18">sins to one another and pray for one another, that you may be healed; the prayers of the right­eous have a powerful effect. Elijah was a man with a nature </text:span><text:span text:style-name="CharStyle33">17 </text:span><text:span text:style-name="CharStyle18">like our own; but he offered prayer that it might not rain, and for three years and six months it did not rain; then he 18 prayed again, and the sky yielded rain, the earth brought forth its fruit.</text:span></text:p>
        <text:p text:style-name="P11"><text:span text:style-name="CharStyle18">My brothers, if anyone of you 19 goes astray from the truth and someone brings him back, under- 20 stand that he who brings a sin­ner back from the error of his way saves the man’s soul from death and </text:span><text:span text:style-name="CharStyle33">hides</text:span><text:span text:style-name="CharStyle18"> a host of his own </text:span><text:span text:style-name="CharStyle33">sin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David" svg:font-family="David"/>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52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Body_20_text_20__28_6_29_" style:display-name="Body text (6)" style:family="paragraph" style:master-page-name="">
      <style:graphic-properties draw:fill="solid" draw:fill-color="#ffffff" draw:opacity="100%"/>
      <style:paragraph-properties fo:margin-top="0.0417in" fo:margin-bottom="0in" loext:contextual-spacing="false" fo:line-height="0.0902in"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margin-top="0in" fo:margin-bottom="0.0417in" loext:contextual-spacing="false"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99in"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4_29__20__2b__20_DropCap1" style:display-name="Body text (4) + DropCap1" style:family="paragraph" style:parent-style-name="Body_20_text_20__28_4_29_" style:master-page-name="">
      <style:paragraph-properties fo:margin-left="0.1945in" fo:margin-right="0in" fo:margin-top="0in" fo:margin-bottom="0in" loext:contextual-spacing="false" fo:text-indent="0in" style:auto-text-indent="false" style:page-number="auto">
        <style:tab-stops>
          <style:tab-stop style:position="0.2173in"/>
        </style:tab-stops>
        <style:drop-cap style:lines="2" style:distance="0.0035in" style:style-name="DropCap1"/>
      </style:paragraph-properties>
    </style:style>
    <style:style style:name="Body_20_text_20__28_7_29__20__2b__20_DropCap2" style:display-name="Body text (7) + DropCap2" style:family="paragraph" style:parent-style-name="Body_20_text_20__28_7_29_" style:master-page-name="">
      <style:paragraph-properties fo:margin-left="0in" fo:margin-right="0in" fo:margin-top="0in" fo:margin-bottom="0.0736in" loext:contextual-spacing="false" fo:text-indent="0.1945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9" style:family="text" style:parent-style-name="CharStyle18">
      <style:text-properties style:font-name="David" fo:font-family="David" fo:font-size="9.5pt" style:font-name-asian="David" style:font-family-asian="David" style:font-size-asian="9.5pt" style:font-name-complex="David" style:font-family-complex="David" style:font-size-complex="9.5pt"/>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2%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1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5" style:family="text" style:parent-style-name="CharStyle14">
      <style:text-properties fo:color="#000000" style:text-position="0% 100%" style:font-name="David" fo:font-family="David" fo:font-size="10pt" fo:letter-spacing="normal"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CharStyle16" style:family="text" style:parent-style-name="CharStyle1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7"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0" style:family="text" style:parent-style-name="DefaultFontStyle">
      <style:text-properties style:text-line-through-style="none" style:text-line-through-type="none" style:font-name="David" fo:font-family="David" fo:font-size="9.5pt" fo:font-style="normal" style:text-underline-style="none" fo:font-weight="bold" style:font-name-asian="David" style:font-family-asian="David" style:font-size-asian="9.5pt" style:font-style-asian="normal" style:font-weight-asian="bold" style:font-name-complex="David" style:font-family-complex="David" style:font-size-complex="9.5pt" style:font-style-complex="normal" style:font-weight-complex="bold"/>
    </style:style>
    <style:style style:name="CharStyle21" style:family="text" style:parent-style-name="CharStyle20">
      <style:text-properties fo:color="#000000" style:text-position="0% 100%" fo:letter-spacing="normal" fo:language="en" fo:country="US" style:language-asian="en" style:country-asian="US" style:language-complex="en" style:country-complex="US" style:text-scale="100%"/>
    </style:style>
    <style:style style:name="CharStyle22" style:family="text" style:parent-style-name="CharStyle18">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23" style:family="text" style:parent-style-name="CharStyle1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5"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26" style:family="text" style:parent-style-name="CharStyle25">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2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6%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30" style:family="text" style:parent-style-name="CharStyle28">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1" style:family="text" style:parent-style-name="CharStyle25">
      <style:text-properties fo:color="#000000" style:text-position="0% 100%" style:font-name="Consolas" fo:font-family="Consolas" fo:font-size="6.5pt" fo:letter-spacing="normal" fo:language="en" fo:country="US" style:font-name-asian="Consolas" style:font-family-asian="Consolas" style:font-size-asian="6.5pt" style:language-asian="en" style:country-asian="US" style:font-name-complex="Consolas" style:font-family-complex="Consolas" style:font-size-complex="6.5pt" style:language-complex="en" style:country-complex="US" style:text-scale="100%"/>
    </style:style>
    <style:style style:name="CharStyle32" style:family="text" style:parent-style-name="CharStyle25">
      <style:text-properties fo:color="#000000" style:text-position="0% 100%" style:font-name="Georgia" fo:font-family="Georgia" fo:font-size="6pt" fo:letter-spacing="normal" fo:language="en" fo:country="US" fo:font-weight="bold" style:font-name-asian="Georgia" style:font-family-asian="Georgia" style:font-size-asian="6pt" style:language-asian="en" style:country-asian="US" style:font-weight-asian="bold" style:font-name-complex="Georgia" style:font-family-complex="Georgia" style:font-size-complex="6pt" style:language-complex="en" style:country-complex="US" style:font-weight-complex="bold" style:text-scale="100%"/>
    </style:style>
    <style:style style:name="CharStyle33" style:family="text" style:parent-style-name="CharStyle1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4" style:family="text" style:parent-style-name="CharStyle14">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37" style:family="text" style:parent-style-name="CharStyle3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8" style:family="text" style:parent-style-name="CharStyle25">
      <style:text-properties fo:color="#000000" style:text-position="0% 100%" style:font-name="Georgia" fo:font-family="Georgia" fo:font-size="4pt" fo:letter-spacing="normal" fo:language="en" fo:country="US" fo:font-style="italic" style:font-name-asian="Georgia" style:font-family-asian="Georgia" style:font-size-asian="4pt" style:language-asian="en" style:country-asian="US" style:font-style-asian="italic" style:font-name-complex="Georgia" style:font-family-complex="Georgia" style:font-size-complex="4pt" style:language-complex="en" style:country-complex="US" style:font-style-complex="italic" style:text-scale="100%"/>
    </style:style>
    <style:style style:name="CharStyle39"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1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272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09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in"/>
      </style:header-style>
      <style:footer-style>
        <style:header-footer-properties fo:min-height="3.4217in" fo:margin-left="0in" fo:margin-right="0in" fo:margin-top="3.421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62in" fo:margin-left="0in" fo:margin-right="0in" fo:margin-bottom="0in"/>
      </style:header-style>
      <style:footer-style>
        <style:header-footer-properties fo:min-height="3.5937in" fo:margin-left="0in" fo:margin-right="0in" fo:margin-top="3.5937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
      </style:footer>
      <style:footer-left>
        <text:p text:style-name="MP2"/>
      </style:footer-left>
    </style:master-page>
    <style:master-page style:name="PageStyle1" style:page-layout-name="Mpm3">
      <style:header>
        <text:p text:style-name="MP1"><draw:frame draw:style-name="Mfr1" draw:name="Frame1" text:anchor-type="paragraph" svg:x="4.0098in" svg:y="0.5827in" draw:z-index="1"><draw:text-box fo:min-height="0.1in" fo:min-width="0.5701in"><text:p text:style-name="MP3"><text:span text:style-name="CharStyle21">JAMES 2</text:span></text:p></draw:text-box></draw:frame></text:p>
      </style:header>
      <style:footer>
        <text:p text:style-name="MP2"/>
      </style:footer>
    </style:master-page>
    <style:master-page style:name="PageStyle2" style:page-layout-name="Mpm3">
      <style:header>
        <text:p text:style-name="MP1"><draw:frame draw:style-name="Mfr1" draw:name="1" text:anchor-type="paragraph" svg:x="4.0264in" svg:y="0.5827in" draw:z-index="2"><draw:text-box fo:min-height="0.1071in" fo:min-width="2.3165in"><text:p text:style-name="MP4"><text:span text:style-name="CharStyle21">JAMES 4<text:tab/></text:span><text:page-number text:select-page="current">289</text:page-number></text:p></draw:text-box></draw:frame></text:p>
      </style:header>
      <style:footer>
        <text:p text:style-name="MP2"/>
      </style:footer>
    </style:master-page>
    <style:master-page style:name="PageStyle3" style:page-layout-name="Mpm3">
      <style:header>
        <text:p text:style-name="MP1"><draw:frame draw:style-name="Mfr1" draw:name="2" text:anchor-type="paragraph" svg:x="2.2646in" svg:y="0.5827in" draw:z-index="3"><draw:text-box fo:min-height="0.1in" fo:min-width="2.3264in"><text:p text:style-name="MP5"><text:span text:style-name="CharStyle21">890<text:tab/>JAMES 5</text:span></text:p></draw:text-box></draw:frame></text:p>
      </style:header>
      <style:footer>
        <text:p text:style-name="MP2"/>
      </style:footer>
    </style:master-page>
    <style:master-page style:name="PageStyle4" style:page-layout-name="Mpm3">
      <style:header>
        <text:p text:style-name="MP1"><draw:frame draw:style-name="Mfr1" draw:name="3" text:anchor-type="paragraph" svg:x="4.0201in" svg:y="0.5764in" draw:z-index="6"><draw:text-box fo:min-height="0.1071in" fo:min-width="2.3098in"><text:p text:style-name="MP6"><text:span text:style-name="CharStyle21">JAMES 5<text:tab/></text:span><text:page-number text:select-page="current">293</text:page-number></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7" meta:paragraph-count="87" meta:word-count="2507" meta:character-count="12879" meta:non-whitespace-character-count="10467"/>
    <meta:generator>LibreOffice/4.4.5.2$Windows_x86 LibreOffice_project/a22f674fd25a3b6f45bdebf25400ed2adff0ff99</meta:generator>
  </office:meta>
</office:document-meta>
</file>